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01cm" fo:margin-left="0cm" table:align="left"/>
    </style:style>
    <style:style style:name="Table2.A" style:family="table-column">
      <style:table-column-properties style:column-width="3.992cm"/>
    </style:style>
    <style:style style:name="Table2.B" style:family="table-column">
      <style:table-column-properties style:column-width="13.1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3.1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01cm" fo:margin-left="0cm" table:align="left"/>
    </style:style>
    <style:style style:name="Table4.A" style:family="table-column">
      <style:table-column-properties style:column-width="3.992cm"/>
    </style:style>
    <style:style style:name="Table4.B" style:family="table-column">
      <style:table-column-properties style:column-width="13.1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01cm" fo:margin-left="0cm" table:align="left"/>
    </style:style>
    <style:style style:name="Table3.A" style:family="table-column">
      <style:table-column-properties style:column-width="3.992cm"/>
    </style:style>
    <style:style style:name="Table3.B" style:family="table-column">
      <style:table-column-properties style:column-width="13.1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207cm" fo:margin-left="0cm" table:align="left"/>
    </style:style>
    <style:style style:name="Table5.A" style:family="table-column">
      <style:table-column-properties style:column-width="5.332cm"/>
    </style:style>
    <style:style style:name="Table5.B" style:family="table-column">
      <style:table-column-properties style:column-width="10.87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2" style:family="table-row">
      <style:table-row-properties style:min-row-height="0.744cm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5" style:family="paragraph" style:parent-style-name="Standard">
      <style:text-properties officeooo:rsid="005cd8cd" officeooo:paragraph-rsid="005eee14"/>
    </style:style>
    <style:style style:name="P6" style:family="paragraph" style:parent-style-name="Standard">
      <style:paragraph-properties fo:line-height="150%"/>
      <style:text-properties officeooo:paragraph-rsid="00a7aa37"/>
    </style:style>
    <style:style style:name="P7" style:family="paragraph" style:parent-style-name="Standard">
      <style:paragraph-properties fo:line-height="150%"/>
      <style:text-properties officeooo:paragraph-rsid="00a92b47"/>
    </style:style>
    <style:style style:name="P8" style:family="paragraph" style:parent-style-name="Text_20_body">
      <style:text-properties officeooo:rsid="00120fd2" officeooo:paragraph-rsid="00120fd2"/>
    </style:style>
    <style:style style:name="P9" style:family="paragraph" style:parent-style-name="Text_20_body">
      <style:text-properties officeooo:rsid="0016210d" officeooo:paragraph-rsid="0016210d"/>
    </style:style>
    <style:style style:name="P10" style:family="paragraph" style:parent-style-name="Text_20_body">
      <style:text-properties officeooo:rsid="00a51fa9" officeooo:paragraph-rsid="00a51fa9"/>
    </style:style>
    <style:style style:name="P11" style:family="paragraph" style:parent-style-name="Text_20_body">
      <style:text-properties officeooo:rsid="00a51fa9" officeooo:paragraph-rsid="00a54d92"/>
    </style:style>
    <style:style style:name="P12" style:family="paragraph" style:parent-style-name="Text_20_body">
      <style:text-properties officeooo:rsid="00a6f60d" officeooo:paragraph-rsid="00a6f60d"/>
    </style:style>
    <style:style style:name="P13" style:family="paragraph" style:parent-style-name="Text_20_body">
      <style:text-properties officeooo:rsid="00a7aa37" officeooo:paragraph-rsid="00a7aa37"/>
    </style:style>
    <style:style style:name="P14" style:family="paragraph" style:parent-style-name="Text_20_body">
      <style:text-properties officeooo:rsid="00a7aa37" officeooo:paragraph-rsid="00a92b47"/>
    </style:style>
    <style:style style:name="P15" style:family="paragraph" style:parent-style-name="Text_20_body">
      <style:text-properties officeooo:rsid="00a92b47" officeooo:paragraph-rsid="00a7aa37"/>
    </style:style>
    <style:style style:name="P16" style:family="paragraph" style:parent-style-name="Text_20_body">
      <style:text-properties officeooo:rsid="00a92b47" officeooo:paragraph-rsid="00a92b47"/>
    </style:style>
    <style:style style:name="P17" style:family="paragraph" style:parent-style-name="Text_20_body">
      <style:text-properties officeooo:rsid="00ac3ffb" officeooo:paragraph-rsid="00ac3ffb"/>
    </style:style>
    <style:style style:name="P18" style:family="paragraph" style:parent-style-name="Text_20_body">
      <style:text-properties officeooo:rsid="00ac9b68" officeooo:paragraph-rsid="00ac9b68"/>
    </style:style>
    <style:style style:name="P19" style:family="paragraph" style:parent-style-name="Table_20_Contents">
      <style:text-properties officeooo:rsid="0015526c" officeooo:paragraph-rsid="0015526c"/>
    </style:style>
    <style:style style:name="P20" style:family="paragraph" style:parent-style-name="Table_20_Contents">
      <style:text-properties officeooo:rsid="0016210d" officeooo:paragraph-rsid="0016210d"/>
    </style:style>
    <style:style style:name="P21" style:family="paragraph" style:parent-style-name="Table_20_Contents">
      <style:text-properties officeooo:rsid="003b797f" officeooo:paragraph-rsid="003b797f"/>
    </style:style>
    <style:style style:name="P22" style:family="paragraph" style:parent-style-name="Table_20_Contents">
      <style:text-properties officeooo:rsid="00a51fa9" officeooo:paragraph-rsid="00a51fa9"/>
    </style:style>
    <style:style style:name="P23" style:family="paragraph" style:parent-style-name="Table_20_Contents">
      <style:text-properties officeooo:rsid="00a51fa9" officeooo:paragraph-rsid="00a6f60d"/>
    </style:style>
    <style:style style:name="P24" style:family="paragraph" style:parent-style-name="Table_20_Contents">
      <style:text-properties officeooo:rsid="00a51fa9" officeooo:paragraph-rsid="00a7aa37"/>
    </style:style>
    <style:style style:name="P25" style:family="paragraph" style:parent-style-name="Table_20_Contents">
      <style:text-properties officeooo:rsid="00a51fa9" officeooo:paragraph-rsid="00a92b47"/>
    </style:style>
    <style:style style:name="P26" style:family="paragraph" style:parent-style-name="Table_20_Contents">
      <style:text-properties officeooo:rsid="00a6f60d" officeooo:paragraph-rsid="00a6f60d"/>
    </style:style>
    <style:style style:name="P27" style:family="paragraph" style:parent-style-name="Table_20_Contents">
      <style:text-properties officeooo:rsid="00a6f60d" officeooo:paragraph-rsid="00a7aa37"/>
    </style:style>
    <style:style style:name="P28" style:family="paragraph" style:parent-style-name="Table_20_Contents">
      <style:text-properties officeooo:rsid="00aa6b2e" officeooo:paragraph-rsid="00aa6b2e"/>
    </style:style>
    <style:style style:name="P29" style:family="paragraph" style:parent-style-name="Table_20_Contents">
      <style:text-properties officeooo:rsid="00ac9b68" officeooo:paragraph-rsid="00ac9b68"/>
    </style:style>
    <style:style style:name="P30" style:family="paragraph" style:parent-style-name="Table_20_Contents">
      <style:text-properties fo:color="#800000"/>
    </style:style>
    <style:style style:name="P31" style:family="paragraph" style:parent-style-name="Table_20_Contents">
      <style:text-properties fo:color="#800000" officeooo:rsid="00ac9b68" officeooo:paragraph-rsid="00ac9b68"/>
    </style:style>
    <style:style style:name="P32" style:family="paragraph" style:parent-style-name="Table_20_Contents">
      <style:text-properties fo:color="#800000" officeooo:rsid="00ad3d84" officeooo:paragraph-rsid="00ad3d84"/>
    </style:style>
    <style:style style:name="P33" style:family="paragraph" style:parent-style-name="Table_20_Contents">
      <style:text-properties fo:color="#800000" officeooo:rsid="00b83066" officeooo:paragraph-rsid="00b83066"/>
    </style:style>
    <style:style style:name="P34" style:family="paragraph" style:parent-style-name="Table_20_Contents">
      <style:text-properties fo:color="#800000" style:text-underline-style="none"/>
    </style:style>
    <style:style style:name="P35" style:family="paragraph" style:parent-style-name="Table_20_Contents">
      <style:text-properties style:use-window-font-color="true" officeooo:rsid="00ac9b68" officeooo:paragraph-rsid="00ac9b68"/>
    </style:style>
    <style:style style:name="P36" style:family="paragraph" style:parent-style-name="Table_20_Contents">
      <style:text-properties style:use-window-font-color="true" officeooo:rsid="00ad3d84" officeooo:paragraph-rsid="00ad3d84"/>
    </style:style>
    <style:style style:name="P37" style:family="paragraph" style:parent-style-name="Table_20_Contents">
      <style:text-properties officeooo:rsid="00b4616f" officeooo:paragraph-rsid="00b4616f"/>
    </style:style>
    <style:style style:name="P38" style:family="paragraph" style:parent-style-name="Table_20_Contents">
      <style:text-properties fo:color="#7e0021" officeooo:rsid="00b4616f" officeooo:paragraph-rsid="00b4616f"/>
    </style:style>
    <style:style style:name="P39" style:family="paragraph" style:parent-style-name="Table_20_Contents">
      <style:text-properties fo:color="#7e0021" officeooo:rsid="00b64712" officeooo:paragraph-rsid="00b64712"/>
    </style:style>
    <style:style style:name="P40" style:family="paragraph" style:parent-style-name="Table_20_Contents">
      <style:text-properties fo:color="#000000"/>
    </style:style>
    <style:style style:name="P41" style:family="paragraph" style:parent-style-name="Table_20_Contents">
      <style:text-properties fo:color="#000000" officeooo:rsid="00ac9b68" officeooo:paragraph-rsid="00ac9b68"/>
    </style:style>
    <style:style style:name="P42" style:family="paragraph" style:parent-style-name="Table_20_Contents">
      <style:text-properties fo:color="#000000" officeooo:rsid="00b3a310" officeooo:paragraph-rsid="00b3a310"/>
    </style:style>
    <style:style style:name="P43" style:family="paragraph" style:parent-style-name="Table_20_Contents">
      <style:text-properties fo:color="#000000" style:text-underline-style="solid" style:text-underline-width="auto" style:text-underline-color="font-color"/>
    </style:style>
    <style:style style:name="P44" style:family="paragraph" style:parent-style-name="Table_20_Contents">
      <style:text-properties fo:color="#000000" style:text-underline-style="solid" style:text-underline-width="auto" style:text-underline-color="font-color" officeooo:rsid="00b2e9b1" officeooo:paragraph-rsid="00b2e9b1"/>
    </style:style>
    <style:style style:name="P45" style:family="paragraph" style:parent-style-name="Table_20_Contents">
      <style:text-properties fo:color="#000000" style:text-underline-style="none"/>
    </style:style>
    <style:style style:name="P46" style:family="paragraph" style:parent-style-name="Table_20_Contents">
      <style:text-properties fo:color="#000000" style:text-underline-style="none" officeooo:rsid="00ac9b68" officeooo:paragraph-rsid="00ac9b68"/>
    </style:style>
    <style:style style:name="P47" style:family="paragraph" style:parent-style-name="Table_20_Contents">
      <style:text-properties fo:color="#000000" officeooo:rsid="00ad3d84" officeooo:paragraph-rsid="00ad3d84"/>
    </style:style>
    <style:style style:name="P48" style:family="paragraph" style:parent-style-name="Table_20_Contents">
      <style:text-properties fo:color="#000000" officeooo:rsid="00ad3d84" officeooo:paragraph-rsid="00b05904"/>
    </style:style>
    <style:style style:name="P49" style:family="paragraph" style:parent-style-name="Table_20_Contents">
      <style:text-properties fo:color="#000000" officeooo:rsid="00c5f4fd" officeooo:paragraph-rsid="00c5f4fd"/>
    </style:style>
    <style:style style:name="P5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2" style:family="paragraph" style:parent-style-name="Table_20_Heading">
      <style:text-properties officeooo:rsid="00ad3d84" officeooo:paragraph-rsid="00ad3d84"/>
    </style:style>
    <style:style style:name="P53" style:family="paragraph" style:parent-style-name="Table_20_Heading">
      <style:text-properties officeooo:rsid="00b4616f" officeooo:paragraph-rsid="00b4616f"/>
    </style:style>
    <style:style style:name="P54" style:family="paragraph" style:parent-style-name="Text_20_body" style:list-style-name="L1">
      <style:text-properties officeooo:rsid="00a51fa9" officeooo:paragraph-rsid="00a51fa9"/>
    </style:style>
    <style:style style:name="P55" style:family="paragraph" style:parent-style-name="Text_20_body" style:list-style-name="L2">
      <style:text-properties officeooo:rsid="00aa6b2e" officeooo:paragraph-rsid="00aa6b2e"/>
    </style:style>
    <style:style style:name="P56" style:family="paragraph" style:parent-style-name="Text_20_body" style:list-style-name="L3">
      <style:text-properties officeooo:rsid="00aa6b2e" officeooo:paragraph-rsid="00aa6b2e"/>
    </style:style>
    <style:style style:name="P57" style:family="paragraph" style:parent-style-name="Text_20_body" style:list-style-name="L3">
      <style:text-properties officeooo:rsid="00aa6b2e" officeooo:paragraph-rsid="00ac3ffb"/>
    </style:style>
    <style:style style:name="P58" style:family="paragraph" style:parent-style-name="Text_20_body" style:list-style-name="L3">
      <style:text-properties officeooo:rsid="00ac3ffb" officeooo:paragraph-rsid="00ac3ffb"/>
    </style:style>
    <style:style style:name="P59" style:family="paragraph" style:parent-style-name="Text_20_body" style:list-style-name="L4">
      <style:text-properties style:text-underline-style="none" officeooo:rsid="00b83066" officeooo:paragraph-rsid="00b83066"/>
    </style:style>
    <style:style style:name="P60" style:family="paragraph" style:parent-style-name="Text_20_body" style:list-style-name="L4">
      <style:text-properties style:text-underline-style="none" officeooo:rsid="00b8e0d4" officeooo:paragraph-rsid="00b8e0d4"/>
    </style:style>
    <style:style style:name="P61" style:family="paragraph" style:parent-style-name="Text_20_body" style:list-style-name="L4">
      <style:text-properties style:text-underline-style="none" officeooo:rsid="00b99035" officeooo:paragraph-rsid="00b99035"/>
    </style:style>
    <style:style style:name="P62" style:family="paragraph" style:parent-style-name="Text_20_body" style:list-style-name="L4">
      <style:text-properties style:text-underline-style="none" officeooo:rsid="00c0630e" officeooo:paragraph-rsid="00c0630e"/>
    </style:style>
    <style:style style:name="P63" style:family="paragraph" style:parent-style-name="Text_20_body" style:list-style-name="L4">
      <style:text-properties style:text-underline-style="none" officeooo:rsid="00c523f3" officeooo:paragraph-rsid="00c523f3"/>
    </style:style>
    <style:style style:name="P64" style:family="paragraph" style:parent-style-name="Text_20_body" style:list-style-name="L4">
      <style:text-properties style:text-underline-style="none" officeooo:rsid="00ccd575" officeooo:paragraph-rsid="00ccd575"/>
    </style:style>
    <style:style style:name="P65" style:family="paragraph" style:parent-style-name="Text_20_body" style:list-style-name="L4">
      <style:text-properties style:text-underline-style="none" officeooo:rsid="00cd4273" officeooo:paragraph-rsid="00cd4273"/>
    </style:style>
    <style:style style:name="P66" style:family="paragraph" style:parent-style-name="Text_20_body" style:list-style-name="L4">
      <style:text-properties style:text-underline-style="none" officeooo:rsid="00d025c6" officeooo:paragraph-rsid="00d025c6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officeooo:rsid="00a92b47" officeooo:paragraph-rsid="00a92b47"/>
    </style:style>
    <style:style style:name="P69" style:family="paragraph" style:parent-style-name="Heading_20_2">
      <style:text-properties officeooo:rsid="001e5f29" officeooo:paragraph-rsid="00a51fa9"/>
    </style:style>
    <style:style style:name="P70" style:family="paragraph" style:parent-style-name="Heading_20_2">
      <style:text-properties officeooo:rsid="001e5f29" officeooo:paragraph-rsid="00a92b47"/>
    </style:style>
    <style:style style:name="P71" style:family="paragraph" style:parent-style-name="Heading_20_2">
      <style:text-properties officeooo:rsid="001e5f29" officeooo:paragraph-rsid="00a7aa37"/>
    </style:style>
    <style:style style:name="P72" style:family="paragraph" style:parent-style-name="Heading_20_2" style:list-style-name="">
      <style:text-properties style:font-name="Carlito1" fo:font-size="14.1000003814697pt" fo:font-weight="bold" officeooo:rsid="0054290d" officeooo:paragraph-rsid="00a51fa9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73" style:family="paragraph" style:parent-style-name="Heading_20_2" style:list-style-name="">
      <style:text-properties officeooo:rsid="00a92b47" officeooo:paragraph-rsid="00a92b47"/>
    </style:style>
    <style:style style:name="P74" style:family="paragraph" style:parent-style-name="Heading_20_2">
      <style:text-properties officeooo:paragraph-rsid="00a7aa37"/>
    </style:style>
    <style:style style:name="P75" style:family="paragraph" style:parent-style-name="Heading_20_2">
      <style:text-properties style:text-underline-style="solid" style:text-underline-width="auto" style:text-underline-color="font-color" officeooo:rsid="00b83066" officeooo:paragraph-rsid="00b83066"/>
    </style:style>
    <style:style style:name="T1" style:family="text">
      <style:text-properties officeooo:rsid="001f7011"/>
    </style:style>
    <style:style style:name="T2" style:family="text">
      <style:text-properties officeooo:rsid="00a51fa9"/>
    </style:style>
    <style:style style:name="T3" style:family="text">
      <style:text-properties style:font-name="Carlito" fo:font-size="11pt" fo:font-weight="normal" officeooo:rsid="00a51fa9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4" style:family="text">
      <style:text-properties style:font-name="Carlito" fo:font-size="11pt" fo:font-weight="normal" officeooo: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5" style:family="text">
      <style:text-properties style:font-name="Carlito" fo:font-size="11pt" fo:font-weight="normal" officeooo:rsid="00a7aa3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6" style:family="text">
      <style:text-properties style:font-name="Carlito" fo:font-size="11pt" fo:font-weight="normal" officeooo:rsid="00a92b4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7" style:family="text">
      <style:text-properties style:font-name="Carlito" fo:font-size="11pt" style:font-size-asian="10.5pt"/>
    </style:style>
    <style:style style:name="T8" style:family="text">
      <style:text-properties officeooo:rsid="00ac3ffb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fo:color="#800000"/>
    </style:style>
    <style:style style:name="T11" style:family="text">
      <style:text-properties fo:color="#800000" style:font-name="Carlito" fo:font-size="11pt" style:font-size-asian="10.5pt"/>
    </style:style>
    <style:style style:name="T12" style:family="text">
      <style:text-properties officeooo:rsid="00aefc2c"/>
    </style:style>
    <style:style style:name="T13" style:family="text">
      <style:text-properties style:use-window-font-color="true"/>
    </style:style>
    <style:style style:name="T14" style:family="text">
      <style:text-properties officeooo:rsid="00b65f3a"/>
    </style:style>
    <style:style style:name="T15" style:family="text">
      <style:text-properties officeooo:rsid="00b8e0d4"/>
    </style:style>
    <style:style style:name="T16" style:family="text">
      <style:text-properties fo:color="#000000"/>
    </style:style>
    <style:style style:name="T17" style:family="text">
      <style:text-properties officeooo:rsid="00bdf9b0"/>
    </style:style>
    <style:style style:name="T18" style:family="text">
      <style:text-properties officeooo:rsid="00c62bd7"/>
    </style:style>
    <style:style style:name="T19" style:family="text">
      <style:text-properties officeooo:rsid="00c811c3"/>
    </style:style>
    <style:style style:name="T20" style:family="text">
      <style:text-properties officeooo:rsid="00c90847"/>
    </style:style>
    <style:style style:name="T21" style:family="text">
      <style:text-properties fo:color="#990000" officeooo:rsid="00aefc2c"/>
    </style:style>
    <style:style style:name="T22" style:family="text">
      <style:text-properties officeooo:rsid="00cf01bc"/>
    </style:style>
    <style:style style:name="T23" style:family="text">
      <style:text-properties officeooo:rsid="00d0e76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51"><text:a xlink:type="simple" xlink:href="#__RefHeading___Toc829_654413937" text:style-name="Index_20_Link" text:visited-style-name="Index_20_Link">Glosario<text:tab/>2</text:a></text:p>
          <text:p text:style-name="P51"><text:a xlink:type="simple" xlink:href="#__RefHeading___Toc202_1468357306" text:style-name="Index_20_Link" text:visited-style-name="Index_20_Link">Requerimientos<text:tab/>3</text:a></text:p>
          <text:p text:style-name="P50"><text:a xlink:type="simple" xlink:href="#__RefHeading___Toc204_1468357306" text:style-name="Index_20_Link" text:visited-style-name="Index_20_Link">Glosario<text:tab/>3</text:a></text:p>
          <text:p text:style-name="P50"><text:a xlink:type="simple" xlink:href="#__RefHeading___Toc206_1468357306" text:style-name="Index_20_Link" text:visited-style-name="Index_20_Link">Características<text:tab/>3</text:a></text:p>
          <text:p text:style-name="P50"><text:a xlink:type="simple" xlink:href="#__RefHeading___Toc208_1468357306" text:style-name="Index_20_Link" text:visited-style-name="Index_20_Link">Estados<text:tab/>3</text:a></text:p>
        </text:index-body>
      </text:table-of-content>
      <text:p text:style-name="P2"/>
      <text:h text:style-name="P67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Usuario autenticado</text:p>
          </table:table-cell>
          <table:table-cell table:style-name="Tabla5.B1" office:value-type="string">
            <text:p text:style-name="P20">Un usuario que ingresó a <text:span text:style-name="T1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8">Usuario anónimo</text:p>
          </table:table-cell>
          <table:table-cell table:style-name="Tabla5.B2" office:value-type="string">
            <text:p text:style-name="P19">Un usuario que <text:span text:style-name="T1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21">Aplicación</text:p>
          </table:table-cell>
          <table:table-cell table:style-name="Tabla5.B2" office:value-type="string">
            <text:p text:style-name="P21">La aplicación principal.</text:p>
          </table:table-cell>
        </table:table-row>
        <table:table-row>
          <table:table-cell table:style-name="Tabla5.A2" office:value-type="string">
            <text:p text:style-name="P21">Sitio web</text:p>
          </table:table-cell>
          <table:table-cell table:style-name="Tabla5.B2" office:value-type="string">
            <text:p text:style-name="P21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5"/>
      <text:h text:style-name="P67" text:outline-level="1"><text:bookmark-start text:name="__RefHeading___Toc202_1468357306"/>Requerimientos<text:bookmark-end text:name="__RefHeading___Toc202_1468357306"/></text:h>
      <text:p text:style-name="P4"><text:span text:style-name="T2">Módulo para g</text:span>estión de <text:span text:style-name="T2">requerimientos.</text:span></text:p>
      <text:h text:style-name="P69" text:outline-level="2"><text:bookmark-start text:name="__RefHeading___Toc204_1468357306"/>Glosario<text:bookmark-end text:name="__RefHeading___Toc204_14683573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querimiento</text:p>
          </table:table-cell>
          <table:table-cell table:style-name="Table2.B1" office:value-type="string">
            <text:p text:style-name="P26">Una solicitud o petición que un usuario realiza para que alguien atienda una necesidad.</text:p>
          </table:table-cell>
        </table:table-row>
        <table:table-row>
          <table:table-cell table:style-name="Table2.A2" office:value-type="string">
            <text:p text:style-name="P11">Administrador</text:p>
          </table:table-cell>
          <table:table-cell table:style-name="Table2.B2" office:value-type="string">
            <text:p text:style-name="P23">Un usuario autenticado que puede ver todos los requerimientos, puede asignar un encargado a un requerimiento y puede cerrar requerimientos. También puede cambiar el estado y comentar.</text:p>
          </table:table-cell>
        </table:table-row>
        <table:table-row>
          <table:table-cell table:style-name="Table2.A2" office:value-type="string">
            <text:p text:style-name="P10">Encargado</text:p>
          </table:table-cell>
          <table:table-cell table:style-name="Table2.B2" office:value-type="string">
            <text:p text:style-name="P22">Un usuario que puede recibir una asignación, ver sólo los requerimientos de los cuales es encargado y terminar requerimientos. También puede cambiar el estado y comentar.</text:p>
          </table:table-cell>
        </table:table-row>
      </table:table>
      <text:h text:style-name="Heading_20_2" text:outline-level="2"><text:bookmark-start text:name="__RefHeading___Toc206_1468357306"/>Características<text:bookmark-end text:name="__RefHeading___Toc206_1468357306"/></text:h>
      <text:list xml:id="list8669952985796426508" text:style-name="L1">
        <text:list-item>
          <text:p text:style-name="P54">Los usuarios autenticados pueden realizar requerimientos, consultar el estado y hacer comentarios.</text:p>
        </text:list-item>
        <text:list-item>
          <text:p text:style-name="P54">Los usuarios anónimos pueden ingresar requerimientos desde la web. Éstos obtienen un número de seguimiento con el cual pueden consultar el estado y hacer comentarios de forma anónima.</text:p>
        </text:list-item>
        <text:list-item>
          <text:p text:style-name="P54">Los administradores pueden asignar requerimientos a los encargados de área.</text:p>
        </text:list-item>
        <text:list-item>
          <text:p text:style-name="P54">Los encargados pueden hacer comentarios o cambiar el estado del requerimiento, hasta incluso darlo por terminado.</text:p>
        </text:list-item>
        <text:list-item>
          <text:p text:style-name="P54">Los encargados pueden rechazar una asignación y el requerimiento vuelve al administrador.</text:p>
        </text:list-item>
        <text:list-item>
          <text:p text:style-name="P54">Los administradores pueden cerrar y archivar requerimientos.</text:p>
        </text:list-item>
      </text:list>
      <text:h text:style-name="Heading_20_2" text:outline-level="2"><text:bookmark-start text:name="__RefHeading___Toc208_1468357306"/>Estados<text:bookmark-end text:name="__RefHeading___Toc208_1468357306"/></text:h>
      <text:p text:style-name="P10">Los requerimientos pueden estar en varios estad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uevo</text:p>
          </table:table-cell>
          <table:table-cell table:style-name="Table1.B1" office:value-type="string">
            <text:p text:style-name="P22">Un requerimiento que fue ingresado y aun no fue atendido de ninguna manera.</text:p>
          </table:table-cell>
        </table:table-row>
        <table:table-row>
          <table:table-cell table:style-name="Table1.A2" office:value-type="string">
            <text:p text:style-name="P10">Iniciado</text:p>
          </table:table-cell>
          <table:table-cell table:style-name="Table1.B2" office:value-type="string">
            <text:p text:style-name="P22">Indica que se está trabajando sobre el requerimiento.</text:p>
          </table:table-cell>
        </table:table-row>
        <table:table-row>
          <table:table-cell table:style-name="Table1.A2" office:value-type="string">
            <text:p text:style-name="P10">Terminado</text:p>
          </table:table-cell>
          <table:table-cell table:style-name="Table1.B2" office:value-type="string">
            <text:p text:style-name="P22">Un requerimiento cuyo encargado dio por terminado, o sea que el problema fue solucionado o la necesidad fue atendida. El requerimiento todavía debe ser comprobado por el administrador.</text:p>
          </table:table-cell>
        </table:table-row>
        <table:table-row>
          <table:table-cell table:style-name="Table1.A2" office:value-type="string">
            <text:p text:style-name="P10">Cerrado</text:p>
          </table:table-cell>
          <table:table-cell table:style-name="Table1.B2" office:value-type="string">
            <text:p text:style-name="P22">Un requerimiento que -después de terminado- fue comprobado por un administrador y confirmado. El requerimiento es archivado <text:soft-page-break/>y desaparece de la lista de pendientes.</text:p>
          </table:table-cell>
        </table:table-row>
        <table:table-row>
          <table:table-cell table:style-name="Table1.A2" office:value-type="string">
            <text:p text:style-name="P10">Cancelado</text:p>
          </table:table-cell>
          <table:table-cell table:style-name="Table1.B2" office:value-type="string">
            <text:p text:style-name="P22">Un requerimiento que fue desestimado. Se espera que el encargado exponga la razón en un comentario.</text:p>
          </table:table-cell>
        </table:table-row>
        <table:table-row>
          <table:table-cell table:style-name="Table1.A2" office:value-type="string">
            <text:p text:style-name="P10">En espera</text:p>
          </table:table-cell>
          <table:table-cell table:style-name="Table1.B2" office:value-type="string">
            <text:p text:style-name="P22">Un requerimiento que fue puesto a la espera de un factor o condición externa. Se espera que el encargado exponga la razón en un comentario.</text:p>
          </table:table-cell>
        </table:table-row>
      </table:table>
      <text:h text:style-name="P72" text:outline-level="2"/>
      <text:h text:style-name="P68" text:outline-level="1">Módulo de Organización</text:h>
      <text:p text:style-name="P7"><text:span text:style-name="T3">Módulo para g</text:span><text:span text:style-name="T4">estión de </text:span><text:span text:style-name="T6">la organización.</text:span></text:p>
      <text:h text:style-name="P70" text:outline-level="2"><text:bookmark-start text:name="__RefHeading___Toc204_146835730678"/>Glosario<text:bookmark-end text:name="__RefHeading___Toc204_146835730678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Departamento</text:p>
          </table:table-cell>
          <table:table-cell table:style-name="Table4.B1" office:value-type="string">
            <text:p text:style-name="P28">Cada una de las partes en las que se divide la organización.</text:p>
          </table:table-cell>
        </table:table-row>
        <table:table-row>
          <table:table-cell table:style-name="Table4.A2" office:value-type="string">
            <text:p text:style-name="P16">Dirección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retaría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tor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25"/>
          </table:table-cell>
        </table:table-row>
      </table:table>
      <text:h text:style-name="P73" text:outline-level="1"><text:bookmark-start text:name="__RefHeading___Toc206_146835730689"/>Características<text:bookmark-end text:name="__RefHeading___Toc206_146835730689"/></text:h>
      <text:list xml:id="list2760969484326806766" text:style-name="L2">
        <text:list-item>
          <text:h text:style-name="P55" text:outline-level="1">Gestión de la estructura jerárquica de departamentos de la organización, dividida en secretarías, direcciones y sectores.</text:h>
        </text:list-item>
      </text:list>
      <text:h text:style-name="P68" text:outline-level="1">Módulo de Recursos humanos</text:h>
      <text:p text:style-name="P6"><text:span text:style-name="T3">Módulo para g</text:span><text:span text:style-name="T4">estión de </text:span><text:span text:style-name="T5">agentes, licencias, etc.</text:span></text:p>
      <text:h text:style-name="P71" text:outline-level="2"><text:bookmark-start text:name="__RefHeading___Toc204_14683573067"/>Glosario<text:bookmark-end text:name="__RefHeading___Toc204_14683573067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Agente</text:p>
          </table:table-cell>
          <table:table-cell table:style-name="Table3.B1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Licenci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>Parte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Franco compensatorio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Marcad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5">Hora extr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24"/>
          </table:table-cell>
        </table:table-row>
      </table:table>
      <text:h text:style-name="P74" text:outline-level="2"><text:bookmark-start text:name="__RefHeading___Toc206_14683573068"/>Características<text:bookmark-end text:name="__RefHeading___Toc206_14683573068"/></text:h>
      <text:list xml:id="list9111877308134561430" text:style-name="L3">
        <text:list-item>
          <text:p text:style-name="P56">Gestión de agentes.</text:p>
        </text:list-item>
        <text:list-item>
          <text:p text:style-name="P57">Gestión de <text:span text:style-name="T8">presentismo (parte, relojes), horas extra</text:span>.</text:p>
        </text:list-item>
        <text:list-item>
          <text:p text:style-name="P58">Gestión de licencias (vacaciones, artículos, comisión, enfermedad, cumpleaños).</text:p>
        </text:list-item>
        <text:list-item>
          <text:p text:style-name="P58">Gestión de antigüedades.</text:p>
        </text:list-item>
        <text:list-item>
          <text:p text:style-name="P58">Integración con el módulo de Organización.</text:p>
        </text:list-item>
      </text:list>
      <text:p text:style-name="P17"/>
      <text:p text:style-name="P18">Campos de la entidad Agent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Persona</text:p>
          </table:table-cell>
          <table:table-cell table:style-name="Table5.B1" office:value-type="string">
            <text:p text:style-name="P29">Nombre, apellido, sexo, tipo y Nº documento, CUIL, nacionalidad, <text:span text:style-name="T16">fecha de nacionalización</text:span>, domicilio, teléfono, <text:span text:style-name="T9">celular</text:span>, <text:span text:style-name="T16">última</text:span><text:span text:style-name="T10"> </text:span><text:span text:style-name="T16">actualización de domicilio</text:span>, e-mail, fecha de nac., <text:span text:style-name="T16">lugar de nac.,</text:span> estado civil.</text:p>
          </table:table-cell>
        </table:table-row>
        <table:table-row>
          <table:table-cell table:style-name="Table5.A2" office:value-type="string">
            <text:p text:style-name="P41">Ex-combatiente, discapacitado</text:p>
          </table:table-cell>
          <table:table-cell table:style-name="Table5.B2" office:value-type="string">
            <text:p text:style-name="P40"/>
          </table:table-cell>
        </table:table-row>
        <table:table-row>
          <table:table-cell table:style-name="Table5.A2" office:value-type="string">
            <text:p text:style-name="P41">Fecha psicofísic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41">Mano hábil</text:p>
          </table:table-cell>
          <table:table-cell table:style-name="Table5.B2" office:value-type="string">
            <text:p text:style-name="P40"/>
          </table:table-cell>
        </table:table-row>
        <table:table-row>
          <table:table-cell table:style-name="Table5.A2" office:value-type="string">
            <text:p text:style-name="P41">Estudios, título</text:p>
          </table:table-cell>
          <table:table-cell table:style-name="Table5.B2" office:value-type="string">
            <text:p text:style-name="P40"/>
          </table:table-cell>
        </table:table-row>
        <table:table-row>
          <table:table-cell table:style-name="Table5.A2" office:value-type="string">
            <text:p text:style-name="P42">Fecha certificados</text:p>
          </table:table-cell>
          <table:table-cell table:style-name="Table5.B2" office:value-type="string">
            <text:p text:style-name="P42">Fecha certificado de buena conducta, fecha certif. de antecedentes penales, fecha certif. de domicilio.</text:p>
          </table:table-cell>
        </table:table-row>
        <text:soft-page-break/>
        <table:table-row>
          <table:table-cell table:style-name="Table5.A2" office:value-type="string">
            <text:p text:style-name="P44">Obs</text:p>
          </table:table-cell>
          <table:table-cell table:style-name="Table5.B2" office:value-type="string">
            <text:p text:style-name="P43"/>
          </table:table-cell>
        </table:table-row>
        <table:table-row>
          <table:table-cell table:style-name="Table5.A2" office:value-type="string">
            <text:p text:style-name="Table_20_Heading">Puesto laboral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5">Situación</text:p>
          </table:table-cell>
          <table:table-cell table:style-name="Table5.B2" office:value-type="string">
            <text:p text:style-name="P34"/>
          </table:table-cell>
        </table:table-row>
        <table:table-row>
          <table:table-cell table:style-name="Table5.A2" office:value-type="string">
            <text:p text:style-name="P41">Categoría (con historial)</text:p>
          </table:table-cell>
          <table:table-cell table:style-name="Table5.B2" office:value-type="string">
            <text:p text:style-name="P41">Categoría,<text:span text:style-name="T11"> A/C, </text:span><text:span text:style-name="T7">decreto, categoría anterior</text:span></text:p>
          </table:table-cell>
        </table:table-row>
        <table:table-row>
          <table:table-cell table:style-name="Table5.A2" office:value-type="string">
            <text:p text:style-name="P35">Fecha de ingres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Planta</text:p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46">Cargo <text:span text:style-name="T14">(con historial)</text:span></text:p>
          </table:table-cell>
          <table:table-cell table:style-name="Table5.B2" office:value-type="string">
            <text:p text:style-name="P45"/>
          </table:table-cell>
        </table:table-row>
        <table:table-row>
          <table:table-cell table:style-name="Table5.A2" office:value-type="string">
            <text:p text:style-name="P35">Función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Adicionales</text:p>
          </table:table-cell>
          <table:table-cell table:style-name="Table5.B2" office:value-type="string">
            <text:p text:style-name="P31">Adicional 1, 2 y 3 con %</text:p>
          </table:table-cell>
        </table:table-row>
        <table:table-row>
          <table:table-cell table:style-name="Table5.A2" office:value-type="string">
            <text:p text:style-name="P31">Baja</text:p>
          </table:table-cell>
          <table:table-cell table:style-name="Table5.B2" office:value-type="string">
            <text:p text:style-name="P31"><text:span text:style-name="T16">Fecha fin contrato</text:span>, <text:span text:style-name="T13">fecha baja, motivo baja</text:span>, decreto baja</text:p>
          </table:table-cell>
        </table:table-row>
        <table:table-row>
          <table:table-cell table:style-name="Table5.A2" office:value-type="string">
            <text:p text:style-name="P41"><text:span text:style-name="T17">Cargos </text:span>Gremiales (con historial)</text:p>
          </table:table-cell>
          <table:table-cell table:style-name="Table5.B2" office:value-type="string">
            <text:p text:style-name="P41">Gremio, cargo, fecha alta, fecha baja</text:p>
          </table:table-cell>
        </table:table-row>
        <table:table-row>
          <table:table-cell table:style-name="Table5.A2" office:value-type="string">
            <text:p text:style-name="P41">Cuenta</text:p>
          </table:table-cell>
          <table:table-cell table:style-name="Table5.B2" office:value-type="string">
            <text:p text:style-name="P41">Banco, número, CBU</text:p>
          </table:table-cell>
        </table:table-row>
        <table:table-row>
          <table:table-cell table:style-name="Table5.A2" office:value-type="string">
            <text:p text:style-name="P52">Lugar de trabajo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6">Lugar de trabaj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47">Sector para el parte diari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32">Dependencia?</text:p>
          </table:table-cell>
          <table:table-cell table:style-name="Table5.B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>Horario</text:p>
          </table:table-cell>
          <table:table-cell table:style-name="Table5.B2" office:value-type="string">
            <text:p text:style-name="P32">Desde/hasta, 2º tramo desde/hasta, <text:span text:style-name="T16">marca reloj</text:span>, <text:span text:style-name="T16">controla horario</text:span>, <text:span text:style-name="T16">aparece en parte.</text:span></text:p>
          </table:table-cell>
        </table:table-row>
        <table:table-row>
          <table:table-cell table:style-name="Table5.A2" office:value-type="string">
            <text:p text:style-name="P52">Antigüedad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47">Antigüedades</text:p>
          </table:table-cell>
          <table:table-cell table:style-name="Table5.B2" office:value-type="string">
            <text:p text:style-name="P47">Desde, hasta, tipo, código, repartición, presentar certif, reconoce ANSES.</text:p>
            <text:p text:style-name="P49">Tipo: 1. Municipio RG, Otros Municipios, Estado Provincial TDF, Otros estados provinciales, 3. Estado Nacional, 4. Privado, 99. Lic. sin goce de haberes, <text:span text:style-name="T19">A</text:span>utónomo, <text:span text:style-name="T19">S</text:span>in certif<text:span text:style-name="T18">icación.</text:span></text:p>
          </table:table-cell>
        </table:table-row>
        <table:table-row>
          <table:table-cell table:style-name="Table5.A2" office:value-type="string">
            <text:p text:style-name="P32">Cálculo</text:p>
          </table:table-cell>
          <table:table-cell table:style-name="Table5.B2" office:value-type="string">
            <text:p text:style-name="P32">Para licencia anual, para liq. de haberes, para jubilación provincial, <text:s/>todos para jubilación, antigüedad Municipio RG.</text:p>
          </table:table-cell>
        </table:table-row>
        <table:table-row>
          <table:table-cell table:style-name="Table5.A2" office:value-type="string">
            <text:p text:style-name="P52">Familiar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47">Familiares</text:p>
          </table:table-cell>
          <table:table-cell table:style-name="Table5.B2" office:value-type="string">
            <text:p text:style-name="P48">Apellido y nombre, documento, sexo, parentesco <text:span text:style-name="T20">(Madre, Padre, Madre fallecida, Conyuge fallecido, Hijo fallecido, A/C/adoptado, Nuera, Nieto/a, Hno/a, Primo/a, Yerno, Amigo/a, Sobrino/a, Hijastro/a, Concubina/o, Conyuge, Hijo/a)</text:span>, fecha de nacimiento, <text:span text:style-name="T12">discapacitado </text:span><text:span text:style-name="T21">(con historial),</text:span><text:span text:style-name="T12"> salario </text:span><text:span text:style-name="T21">(con historial)</text:span><text:span text:style-name="T12">, escolaridad</text:span><text:span text:style-name="T21"> (con historial)</text:span><text:span text:style-name="T12">, residencia, fecha de baja, motivo de baja.</text:span></text:p>
          </table:table-cell>
        </table:table-row>
        <table:table-row>
          <table:table-cell table:style-name="Table5.A2" office:value-type="string">
            <text:p text:style-name="P53">Licencia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7">Licencias</text:p>
          </table:table-cell>
          <table:table-cell table:style-name="Table5.B2" office:value-type="string">
            <text:p text:style-name="P38">Licencias con año, tipo, inicio, fin, justificado/descuento.</text:p>
            <text:p text:style-name="P39"><text:soft-page-break/>Corte de licencia.</text:p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  <table:table-row table:style-name="Table5.32"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</table:table>
      <text:p text:style-name="P18"/>
      <text:p text:style-name="P18"/>
      <text:h text:style-name="P75" text:outline-level="2">Dudas para la interview</text:h>
      <text:list xml:id="list1084624989469683797" text:style-name="L4">
        <text:list-item>
          <text:p text:style-name="P59">La fecha de ingreso a planta existe actualmente?</text:p>
        </text:list-item>
        <text:list-item>
          <text:p text:style-name="P59">A que se refiere el estado “Retiro” en motivos de la baja.</text:p>
        </text:list-item>
        <text:list-item>
          <text:p text:style-name="P59"><text:s/><text:span text:style-name="T15">La dependencia en el lugar de trabajo se refiere a la secretaria a la que pertenece?</text:span></text:p>
        </text:list-item>
        <text:list-item>
          <text:p text:style-name="P60">Por que se guarda el lugar de nacimiento? En que infiere y que se guarda(ciudad,país,etc)?</text:p>
        </text:list-item>
        <text:list-item>
          <text:p text:style-name="P60">Existe alguna restricción respecto a los años de residencia?</text:p>
        </text:list-item>
        <text:list-item>
          <text:p text:style-name="P60">Todos los certificados son obligatorios al momento de darse de alta?</text:p>
        </text:list-item>
        <text:list-item>
          <text:p text:style-name="P61">En el horario del lugar de trabajo, a que se refiere con el 2º tramo?</text:p>
        </text:list-item>
        <text:list-item>
          <text:p text:style-name="P62">Dependencia, que es y a que se refiere?</text:p>
        </text:list-item>
        <text:list-item>
          <text:p text:style-name="P62">A que se refiere con controla horario? Además, marca reloj es solo un bool?</text:p>
        </text:list-item>
        <text:list-item>
          <text:p text:style-name="P62">En historial de categoría existe un “A/C”, que significa? Porque el cargo ya lo tenemos en otro lugar.</text:p>
        </text:list-item>
        <text:list-item>
          <text:p text:style-name="P63">Como se manejan los adicionales?</text:p>
        </text:list-item>
        <text:list-item>
          <text:p text:style-name="P64">Cuantos lugares en residencia (Familiar) hay que tener en cuenta?</text:p>
        </text:list-item>
        <text:list-item>
          <text:p text:style-name="P65">En antigüedades, tipos; se desconoce los códigos con los que se reconoce a cada tipo, <text:span text:style-name="T22">además no sabemos como se computan las antigüedades, son solamente por año o se toman por años y meses.</text:span></text:p>
        </text:list-item>
        <text:list-item>
          <text:p text:style-name="P66">Cuantas licencias son? Todas se pueden corta<text:span text:style-name="T23">r?Periodo minimo (dias) para poder cortar una licencia.</text:span> Tienen fecha de vencimiento (si no las tomas), se pueden concatenar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7-17T13:14:35.442775116</dc:date>
    <meta:editing-duration>P1DT5H57M22S</meta:editing-duration>
    <meta:editing-cycles>178</meta:editing-cycles>
    <meta:generator>LibreOffice/4.4.2.2$Linux_X86_64 LibreOffice_project/40m0$Build-2</meta:generator>
    <meta:document-statistic meta:table-count="6" meta:image-count="0" meta:object-count="0" meta:page-count="8" meta:paragraph-count="131" meta:word-count="938" meta:character-count="6181" meta:non-whitespace-character-count="5398"/>
  </office:meta>
</office:document-meta>
</file>